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8992in"/>
    </style:style>
    <style:style style:name="co9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3" table:default-cell-style-name="ce13"/>
        <table:table-column table:style-name="co8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9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back_tray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back_tray_ratio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5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style-name="ce15"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style-name="ce15"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20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7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7:36:09</dc:date>
    <meta:editing-cycles>181</meta:editing-cycles>
    <meta:editing-duration>PT17M26S</meta:editing-duration>
    <meta:document-statistic meta:table-count="1" meta:cell-count="404" meta:object-count="0"/>
  </office:meta>
</office:document-meta>
</file>